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.5416in" text:min-label-width="0.2666in" text:list-level-position-and-space-mode="label-alignment">
          <style:list-level-label-alignment text:label-followed-by="listtab" fo:margin-left="0.8083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T30" style:parent-style-name="Основнойшрифтабзаца" style:family="text">
      <style:text-properties fo:font-weight="bold" style:font-weight-asian="bold"/>
    </style:style>
    <style:style style:name="T31" style:parent-style-name="Основнойшрифтабзаца" style:family="text">
      <style:text-properties fo:font-weight="bold" style:font-weight-asian="bold"/>
    </style:style>
    <style:style style:name="T32" style:parent-style-name="Основнойшрифтабзац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font-weight="bold" style:font-weight-asian="bold"/>
    </style:style>
    <style:style style:name="P3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41" style:family="table-column">
      <style:table-column-properties style:column-width="2.8666in" style:use-optimal-column-width="false"/>
    </style:style>
    <style:style style:name="TableColumn42" style:family="table-column">
      <style:table-column-properties style:column-width="1.7201in" style:use-optimal-column-width="false"/>
    </style:style>
    <style:style style:name="TableColumn43" style:family="table-column">
      <style:table-column-properties style:column-width="1.9097in" style:use-optimal-column-width="false"/>
    </style:style>
    <style:style style:name="Table40" style:family="table">
      <style:table-properties style:width="6.4965in" style:rel-width="100%" fo:margin-left="0in" table:align="lef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ableCell4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15%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ableRow52" style:family="table-row">
      <style:table-row-properties style:min-row-height="0.4263in" style:use-optimal-row-height="false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text-properties fo:font-size="14pt" style:font-size-asian="14pt" style:font-size-complex="14pt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line-height="150%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9" style:parent-style-name="ОбычныйИнтернет" style:family="paragraph">
      <style:paragraph-properties fo:line-height="150%" fo:text-indent="0.4916in"/>
    </style:style>
    <style:style style:name="T70" style:parent-style-name="Основнойшрифтабзаца" style:family="text">
      <style:text-properties fo:font-weight="bold" style:font-weight-asian="bold" fo:font-size="14pt" style:font-size-asian="14pt"/>
    </style:style>
    <style:style style:name="P71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6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7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8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9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0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1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2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3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84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5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6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7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88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89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90" style:parent-style-name="ОбычныйИнтернет" style:family="paragraph">
      <style:paragraph-properties fo:text-align="justify" fo:line-height="150%"/>
    </style:style>
    <style:style style:name="T91" style:parent-style-name="Основнойшрифтабзаца" style:family="text">
      <style:text-properties fo:font-size="14pt" style:font-size-asian="14pt"/>
    </style:style>
    <style:style style:name="T92" style:parent-style-name="Основнойшрифтабзаца" style:family="text">
      <style:text-properties fo:font-size="14pt" style:font-size-asian="14pt"/>
    </style:style>
    <style:style style:name="T93" style:parent-style-name="Основнойшрифтабзаца" style:family="text">
      <style:text-properties fo:font-size="14pt" style:font-size-asian="14pt"/>
    </style:style>
    <style:style style:name="T94" style:parent-style-name="Основнойшрифтабзаца" style:family="text">
      <style:text-properties fo:font-size="14pt" style:font-size-asian="14pt"/>
    </style:style>
    <style:style style:name="T95" style:parent-style-name="Основнойшрифтабзаца" style:family="text">
      <style:text-properties fo:font-size="14pt" style:font-size-asian="14pt"/>
    </style:style>
    <style:style style:name="T96" style:parent-style-name="Основнойшрифтабзаца" style:family="text">
      <style:text-properties fo:font-size="14pt" style:font-size-asian="14pt"/>
    </style:style>
    <style:style style:name="T97" style:parent-style-name="Основнойшрифтабзаца" style:family="text">
      <style:text-properties fo:font-size="14pt" style:font-size-asian="14pt"/>
    </style:style>
    <style:style style:name="T98" style:parent-style-name="Основнойшрифтабзаца" style:family="text">
      <style:text-properties fo:font-size="14pt" style:font-size-asian="14pt"/>
    </style:style>
    <style:style style:name="P99" style:parent-style-name="ОбычныйИнтернет" style:family="paragraph">
      <style:paragraph-properties fo:text-align="justify" fo:line-height="150%" fo:margin-left="0.541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line-height="150%"/>
      <style:text-properties fo:font-size="14pt" style:font-size-asian="14pt"/>
    </style:style>
    <style:style style:name="P101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103" style:family="table-column">
      <style:table-column-properties style:column-width="3.6909in"/>
    </style:style>
    <style:style style:name="TableColumn104" style:family="table-column">
      <style:table-column-properties style:column-width="2.7041in"/>
    </style:style>
    <style:style style:name="Table102" style:family="table">
      <style:table-properties style:width="6.3951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3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4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5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6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7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8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19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0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1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2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3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4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5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6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7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8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29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30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31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32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33" style:parent-style-name="ОбычныйИнтернет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40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41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42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 fo:language="en" fo:country="US"/>
    </style:style>
    <style:style style:name="P143" style:parent-style-name="Standard" style:family="paragraph">
      <style:paragraph-properties fo:line-height="115%" fo:text-indent="0.2916in"/>
    </style:style>
    <style:style style:name="T14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6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47" style:parent-style-name="Standard" style:family="paragraph">
      <style:paragraph-properties fo:text-align="justify" fo:line-height="115%"/>
    </style:style>
    <style:style style:name="T148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149" style:parent-style-name="Standard" style:family="paragraph">
      <style:paragraph-properties fo:text-align="justify" fo:line-height="115%" fo:text-indent="0.4923in"/>
      <style:text-properties fo:font-weight="bold" style:font-weight-asian="bold" fo:font-style="italic" style:font-style-asian="italic" fo:font-size="14pt" style:font-size-asian="14pt"/>
    </style:style>
    <style:style style:name="P1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P1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7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1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1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1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7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2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3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/>
    </style:style>
    <style:style style:name="T3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3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language="en" fo:country="US"/>
    </style:style>
    <style:style style:name="T3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7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6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6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4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5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16" style:parent-style-name="Standard" style:family="paragraph">
      <style:paragraph-properties fo:text-align="justify" fo:line-height="115%" fo:text-indent="0.4923in"/>
      <style:text-properties fo:font-weight="bold" style:font-weight-asian="bold" fo:font-style="italic" style:font-style-asian="italic" fo:font-size="14pt" style:font-size-asian="14pt" fo:language="en" fo:country="US"/>
    </style:style>
    <style:style style:name="P517" style:parent-style-name="Standard" style:family="paragraph">
      <style:paragraph-properties fo:text-align="justify" fo:line-height="115%" fo:text-indent="0.4923in"/>
    </style:style>
    <style:style style:name="T518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51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520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521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5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5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5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5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73" style:parent-style-name="Standard" style:family="paragraph">
      <style:paragraph-properties fo:text-align="justify" fo:line-height="115%" fo:text-indent="0.4923in"/>
    </style:style>
    <style:style style:name="T5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575" style:parent-style-name="Обычный" style:family="paragraph">
      <style:paragraph-properties fo:widows="2" fo:orphans="2" style:text-autospace="none" style:vertical-align="auto"/>
      <style:text-properties fo:hyphenate="true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</text:span><text:span text:style-name="T24">6</text:span></text:p>
      <text:p text:style-name="P25"><text:span text:style-name="T26">по<text:s/></text:span><text:span text:style-name="T27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8">Организация связи Ассемблера с ЯВУ на примере программы построения частотного</text:span><text:span text:style-name="T29"><text:s/></text:span><text:span text:style-name="T30">распределени</text:span><text:span text:style-name="T31">я</text:span><text:span text:style-name="T32"><text:s/>попаданий псевдослучайных целых чисел в заданные интервалы.</text:span><text:span text:style-name="T33"><text:line-break/></text:span></text:h>
      <text:p text:style-name="P34"/>
      <text:p text:style-name="P35"/>
      <text:p text:style-name="P36"/>
      <text:p text:style-name="P37"/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Standard"><text:span text:style-name="T46">Студентка гр. 9382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><text:span text:style-name="T51">Пя С.</text:span></text:p>
          </table:table-cell>
        </table:table-row>
        <table:table-row table:style-name="TableRow52">
          <table:table-cell table:style-name="TableCell53">
            <text:p text:style-name="Standard"><text:span text:style-name="T54">Преподаватель</text:span></text:p>
          </table:table-cell>
          <table:table-cell table:style-name="TableCell55">
            <text:p text:style-name="P56"/>
          </table:table-cell>
          <table:table-cell table:style-name="TableCell57">
            <text:p text:style-name="P58"><text:span text:style-name="T59">Ефремов М</text:span><text:span text:style-name="T60">.</text:span><text:span text:style-name="T61">А</text:span><text:span text:style-name="T62">.</text:span></text:p>
          </table:table-cell>
        </table:table-row>
      </table:table>
      <text:p text:style-name="P63"/>
      <text:p text:style-name="P64"/>
      <text:p text:style-name="P65"><text:span text:style-name="T66">Санкт-Петербург</text:span></text:p>
      <text:p text:style-name="P67"><text:span text:style-name="T68">2020</text:span></text:p>
      <text:p text:style-name="P69"><text:span text:style-name="T70">Цель работы.</text:span></text:p>
      <text:p text:style-name="P71">Изучить работу программы на ЯВУ с ассеблером, написать<text:s/>ассемблерный модуль.</text:p>
      <text:p text:style-name="P72">Задание:</text:p>
      <text:p text:style-name="P73">15 Вариант – нечетный</text:p>
      <text:p text:style-name="P74">На языке высокого уровня (Pascal или С) генерируется массив псевдослучайных<text:s/>целых<text:s/>чисел, изменяющихся в заданном диапазоне и имеющих равномерное распределение.<text:s/>Необходимые датчики псевдослучайных чисел находятся в каталоге Tasks\RAND_GEN<text:s/>(пpи его отсутствии программу датчика получить у пpеподавателя).</text:p>
      <text:p text:style-name="P75">Далее должен вызываться ассемблерный модуль(модули) для формирования<text:s/>распределения количества попаданий псевдослучайных целых чисел в заданные<text:s/>интервалы. В общем случае интервалы разбиения диапазона изменения псевдослучайных<text:s/>чисел могут иметь различную длину.</text:p>
      <text:p text:style-name="P76">Результирующий массив частотного распределения чисел по интервалам,<text:s/>сформированный на ассемблерном уровне, возвращается в программу, реализованную на<text:s/>ЯВУ, и затем сохраняется в файле и выводится на экран средствами ЯВУ.</text:p>
      <text:p text:style-name="P77">Исходные данные.</text:p>
      <text:p text:style-name="P78">1. Длина массива псевдослучайных целыхчисел - NumRanDat (&lt;= 16K, К=1024)</text:p>
      <text:p text:style-name="P79">2. Диапазон изменения массива псевдослучайных целых чисел [Xmin, Xmax] , значения<text:s/>могут быть биполярные;</text:p>
      <text:p text:style-name="P80">3. Количество интервалов, на которые разбивается диапазон изменения массива<text:s/>псевдослучайных целых чисел - NInt ( &lt;=24 )</text:p>
      <text:p text:style-name="P81">4. Массив левых границ интервалов разбиения LGrInt<text:s/>(должны принадлежать интервалу<text:s/>[Xmin, Xmax]).</text:p>
      <text:p text:style-name="P82">Результаты:</text:p>
      <text:p text:style-name="P83"><text:s/>1. Текстовый файл, строка которого содержит:</text:p>
      <text:p text:style-name="P84"><text:s/>- номер интервала,</text:p>
      <text:p text:style-name="P85"><text:s/>- левую границу интервала,</text:p>
      <text:p text:style-name="P86"><text:s/>- количество псевдослучайных чисел, попавших в интервал.</text:p>
      <text:p text:style-name="P87"><text:s/>Количество строк равно числу интервалов разбиения.</text:p>
      <text:p text:style-name="P88"><text:s/>2. График, отражающий распределение чисел по интервалам.<text:s/>(необязательный результат)</text:p>
      <text:p text:style-name="P89">В зависимости от номера бригады формирование<text:s/>частотного распределения должно<text:s/>производиться по одному из двух вариантов:</text:p>
      <text:list text:style-name="LFO5" text:continue-numbering="true">
        <text:list-item>
          <text:p text:style-name="P90"><text:span text:style-name="T91">Для бригад с нечетным номером: подпрогр</text:span><text:span text:style-name="T92">амма формирования распределения<text:s/></text:span><text:span text:style-name="T93">количества попаданий псевдослучайных целых чисел в з</text:span><text:span text:style-name="T94">аданные интервалы реализуется в<text:s/></text:span><text:span text:style-name="T95">виде одного ассемблерного модуля, сразу формиру</text:span><text:span text:style-name="T96">ющего требуемое распределение и<text:s/></text:span><text:span text:style-name="T97">возвращающего его в головну</text:span><text:span text:style-name="T98">ю программу, написанную на ЯВУ;</text:span></text:p>
        </text:list-item>
      </text:list>
      <text:p text:style-name="P99">Ход работы:</text:p>
      <text:p text:style-name="P100">В качестве ЯВУ используется С++. Производится ввод необходимых данных, затем вызывается функция ассемблерная. В ней происходит обработка массива и выполняются необходимые действия для получения массива-ответа. В массиве-ответе хранится количество чисел, попавших в различные заданные диапазоны. Далее происходит вывод значений-ответов на экран и в файл.</text:p>
      <text:p text:style-name="P101">Тестирование.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Ввод данных</text:p>
          </table:table-cell>
          <table:table-cell table:style-name="TableCell108">
            <text:p text:style-name="P109">Вывод данных</text:p>
          </table:table-cell>
        </table:table-row>
        <table:table-row table:style-name="TableRow110">
          <table:table-cell table:style-name="TableCell111">
            <text:p text:style-name="P112">Enter length of array:</text:p>
            <text:p text:style-name="P113">5</text:p>
            <text:p text:style-name="P114">Enter low range:</text:p>
            <text:p text:style-name="P115">10</text:p>
            <text:p text:style-name="P116">Enter high range:</text:p>
            <text:p text:style-name="P117">100</text:p>
            <text:p text:style-name="P118">Enter number of ranges(&lt;= 24): 5</text:p>
            <text:p text:style-name="P119">Enter 4 lower bounds of intervals:</text:p>
            <text:p text:style-name="P120">5</text:p>
            <text:p text:style-name="P121">Entered bound 5 are not included in the specified intervals! Enter again</text:p>
            <text:p text:style-name="P122">101</text:p>
            <text:p text:style-name="P123">Entered bound 101 are not included in the specified intervals! Enter again</text:p>
            <text:p text:style-name="P124">4</text:p>
            <text:p text:style-name="P125">Entered bound 4 are not included in the specified intervals! Enter again</text:p>
            <text:p text:style-name="P126">15</text:p>
            <text:p text:style-name="P127">14</text:p>
            <text:p text:style-name="P128">Entered bound 14 are lower than previous! Enter again</text:p>
            <text:p text:style-name="P129">20</text:p>
            <text:p text:style-name="P130">30</text:p>
            <text:p text:style-name="P131">40</text:p>
            <text:p text:style-name="P132">Generated pseudo-random numbers:</text:p>
            <text:p text:style-name="P133">51 27 44 50 99</text:p>
          </table:table-cell>
          <table:table-cell table:style-name="TableCell134">
            <text:p text:style-name="P135"/>
            <text:p text:style-name="P136">n_of_interval <text:s text:c="2"/>l_brs <text:s text:c="2"/>cnt_of_p-rm_n</text:p>
            <text:p text:style-name="P137"><text:s text:c="5"/>1 <text:s text:c="13"/>10 <text:s text:c="12"/>0</text:p>
            <text:p text:style-name="P138"><text:s text:c="5"/>2 <text:s text:c="13"/>15 <text:s text:c="12"/>0</text:p>
            <text:p text:style-name="P139"><text:s text:c="5"/>3 <text:s text:c="13"/>20 <text:s text:c="12"/>1</text:p>
            <text:p text:style-name="P140"><text:s text:c="5"/>4 <text:s text:c="13"/>30 <text:s text:c="12"/>0</text:p>
            <text:p text:style-name="P141"><text:s text:c="5"/>5 <text:s text:c="13"/>40 <text:s text:c="12"/>4</text:p>
          </table:table-cell>
        </table:table-row>
      </table:table>
      <text:p text:style-name="P142"/>
      <text:p text:style-name="P143"><text:span text:style-name="T144"><text:s text:c="4"/></text:span><text:span text:style-name="T145">Выводы.</text:span></text:p>
      <text:p text:style-name="P146">В результате выполнения лабораторной работы был разработан код,<text:s/>состоящий из ассемблерного модуля и остальной части на ЯВУ С++, который выводит частоту попадания псевдо-рандомных чисел в определенные диапозоны.</text:p>
      <text:p text:style-name="P147"><text:s/><text:tab/><text:span text:style-name="T148">Приложение.</text:span></text:p>
      <text:p text:style-name="P149">Текст файла<text:s/>main.cpp</text:p>
      <text:p text:style-name="P150"><text:span text:style-name="T151">#define</text:span><text:span text:style-name="T152"><text:s/></text:span><text:span text:style-name="T153">_CRT_SECURE_NO_WARNINGS</text:span></text:p>
      <text:p text:style-name="P154"><text:span text:style-name="T155">#include</text:span><text:span text:style-name="T156"><text:s/></text:span><text:span text:style-name="T157">&lt;stdlib.h&gt;</text:span></text:p>
      <text:p text:style-name="P158"><text:span text:style-name="T159">#include</text:span><text:span text:style-name="T160"><text:s/></text:span><text:span text:style-name="T161">&lt;iostream&gt;</text:span></text:p>
      <text:p text:style-name="P162"><text:span text:style-name="T163">#include</text:span><text:span text:style-name="T164"><text:s/></text:span><text:span text:style-name="T165">&lt;fstream&gt;</text:span></text:p>
      <text:p text:style-name="P166"><text:span text:style-name="T167">#include</text:span><text:span text:style-name="T168"><text:s/></text:span><text:span text:style-name="T169">&lt;ctime&gt;</text:span></text:p>
      <text:p text:style-name="P170"><text:span text:style-name="T171">#include</text:span><text:span text:style-name="T172"><text:s/></text:span><text:span text:style-name="T173">&lt;random&gt;</text:span></text:p>
      <text:p text:style-name="P174"/>
      <text:p text:style-name="P175"><text:span text:style-name="T176">extern</text:span><text:span text:style-name="T177"><text:s/></text:span><text:span text:style-name="T178">"C"</text:span></text:p>
      <text:p text:style-name="P179">{</text:p>
      <text:p text:style-name="P180"><text:span text:style-name="T181"><text:s text:c="4"/></text:span><text:span text:style-name="T182">void</text:span><text:span text:style-name="T183"><text:s/>_form_array(</text:span><text:span text:style-name="T184">int</text:span><text:span text:style-name="T185"><text:s/></text:span><text:span text:style-name="T186">NumRanDat</text:span><text:span text:style-name="T187">,<text:s/></text:span><text:span text:style-name="T188">int</text:span><text:span text:style-name="T189">*<text:s/></text:span><text:span text:style-name="T190">arr</text:span><text:span text:style-name="T191">,<text:s/></text:span><text:span text:style-name="T192">int</text:span><text:span text:style-name="T193">*<text:s/></text:span><text:span text:style-name="T194">LGrInt</text:span><text:span text:style-name="T195">,<text:s/></text:span><text:span text:style-name="T196">int</text:span><text:span text:style-name="T197">*<text:s/></text:span><text:span text:style-name="T198">res_arr</text:span><text:span text:style-name="T199">);</text:span></text:p>
      <text:p text:style-name="P200">}</text:p>
      <text:p text:style-name="P201"/>
      <text:p text:style-name="P202"><text:span text:style-name="T203">int</text:span><text:span text:style-name="T204"><text:s/>main()</text:span></text:p>
      <text:p text:style-name="P205">{</text:p>
      <text:p text:style-name="P206"><text:span text:style-name="T207"><text:s text:c="4"/></text:span><text:span text:style-name="T208">int</text:span><text:span text:style-name="T209"><text:s/>NumRanDat = 0;</text:span></text:p>
      <text:p text:style-name="P210"><text:span text:style-name="T211"><text:s text:c="4"/>std::cout<text:s/></text:span><text:span text:style-name="T212">&lt;&lt;</text:span><text:span text:style-name="T213"><text:s/></text:span><text:span text:style-name="T214">"Enter length of array:\n"</text:span><text:span text:style-name="T215">;</text:span></text:p>
      <text:p text:style-name="P216"><text:span text:style-name="T217"><text:s text:c="4"/>std::cin<text:s/></text:span><text:span text:style-name="T218">&gt;&gt;</text:span><text:span text:style-name="T219"><text:s/>NumRanDat;</text:span></text:p>
      <text:p text:style-name="P220"><text:span text:style-name="T221"><text:s text:c="4"/></text:span><text:span text:style-name="T222">if</text:span><text:span text:style-name="T223"><text:s/>(NumRanDat &gt; 16 * 1024) {</text:span></text:p>
      <text:p text:style-name="P224"><text:span text:style-name="T225"><text:s text:c="8"/>std::cout<text:s/></text:span><text:span text:style-name="T226">&lt;&lt;</text:span><text:span text:style-name="T227"><text:s/></text:span><text:span text:style-name="T228">"Array is too long! It must not exceed 16*1024\n"</text:span><text:span text:style-name="T229">;</text:span></text:p>
      <text:p text:style-name="P230"><text:span text:style-name="T231"><text:s text:c="8"/></text:span><text:span text:style-name="T232">return</text:span><text:span text:style-name="T233"><text:s/>0;</text:span></text:p>
      <text:p text:style-name="P234"><text:s text:c="4"/>}</text:p>
      <text:p text:style-name="P235"><text:span text:style-name="T236"><text:s text:c="4"/></text:span><text:span text:style-name="T237">int</text:span><text:span text:style-name="T238"><text:s/>Xmin = 0, Xmax = 0, NInt = 0;</text:span></text:p>
      <text:p text:style-name="P239"><text:span text:style-name="T240"><text:s text:c="4"/>std::cout<text:s/></text:span><text:span text:style-name="T241">&lt;&lt;</text:span><text:span text:style-name="T242"><text:s/></text:span><text:span text:style-name="T243">"Enter low range:\n"</text:span><text:span text:style-name="T244">;</text:span></text:p>
      <text:p text:style-name="P245"><text:span text:style-name="T246"><text:s text:c="4"/>std::cin<text:s/></text:span><text:span text:style-name="T247">&gt;&gt;</text:span><text:span text:style-name="T248"><text:s/>Xmin;</text:span></text:p>
      <text:p text:style-name="P249"><text:span text:style-name="T250"><text:s text:c="4"/>std::cout<text:s/></text:span><text:span text:style-name="T251">&lt;&lt;</text:span><text:span text:style-name="T252"><text:s/></text:span><text:span text:style-name="T253">"Enter high range:\n"</text:span><text:span text:style-name="T254">;</text:span></text:p>
      <text:p text:style-name="P255"><text:span text:style-name="T256"><text:s text:c="4"/>std::cin<text:s/></text:span><text:span text:style-name="T257">&gt;&gt;</text:span><text:span text:style-name="T258"><text:s/>Xmax;</text:span></text:p>
      <text:p text:style-name="P259"><text:span text:style-name="T260"><text:s text:c="4"/>std::cout<text:s/></text:span><text:span text:style-name="T261">&lt;&lt;</text:span><text:span text:style-name="T262"><text:s/></text:span><text:span text:style-name="T263">"Enter number of ranges(&lt;= 24): "</text:span><text:span text:style-name="T264">;</text:span></text:p>
      <text:p text:style-name="P265"><text:span text:style-name="T266"><text:s text:c="4"/>std::cin<text:s/></text:span><text:span text:style-name="T267">&gt;&gt;</text:span><text:span text:style-name="T268"><text:s/>NInt;</text:span></text:p>
      <text:p text:style-name="P269"><text:span text:style-name="T270"><text:s text:c="4"/></text:span><text:span text:style-name="T271">if</text:span><text:span text:style-name="T272"><text:s/>(NInt &gt; 24) {</text:span></text:p>
      <text:p text:style-name="P273"><text:span text:style-name="T274"><text:s text:c="8"/>std::cout<text:s/></text:span><text:span text:style-name="T275">&lt;&lt;</text:span><text:span text:style-name="T276"><text:s/></text:span><text:span text:style-name="T277">"There are too many ranges! It must be less than or equal to 24\n"</text:span><text:span text:style-name="T278">;</text:span></text:p>
      <text:p text:style-name="P279"><text:span text:style-name="T280"><text:s text:c="8"/></text:span><text:span text:style-name="T281">return</text:span><text:span text:style-name="T282"><text:s/>0;</text:span></text:p>
      <text:p text:style-name="P283"><text:s text:c="4"/>}</text:p>
      <text:p text:style-name="P284"><text:span text:style-name="T285"><text:s text:c="4"/></text:span><text:span text:style-name="T286">int</text:span><text:span text:style-name="T287">* LGrInt =<text:s/></text:span><text:span text:style-name="T288">new</text:span><text:span text:style-name="T289"><text:s/></text:span><text:span text:style-name="T290">int</text:span><text:span text:style-name="T291">[NInt]();</text:span></text:p>
      <text:p text:style-name="P292"><text:span text:style-name="T293"><text:s text:c="4"/>std::cout<text:s/></text:span><text:span text:style-name="T294">&lt;&lt;</text:span><text:span text:style-name="T295"><text:s/></text:span><text:span text:style-name="T296">"Enter "</text:span><text:span text:style-name="T297"><text:s/></text:span><text:span text:style-name="T298">&lt;&lt;</text:span><text:span text:style-name="T299"><text:s/>NInt - 1<text:s/></text:span><text:span text:style-name="T300">&lt;&lt;</text:span><text:span text:style-name="T301"><text:s/></text:span><text:span text:style-name="T302">" lower bounds of intervals:\n"</text:span><text:span text:style-name="T303">;</text:span></text:p>
      <text:p text:style-name="P304"><text:span text:style-name="T305"><text:s text:c="4"/></text:span><text:span text:style-name="T306">for</text:span><text:span text:style-name="T307"><text:s/>(</text:span><text:span text:style-name="T308">int</text:span><text:span text:style-name="T309"><text:s/>i = 0; i &lt; NInt - 1; i++) {</text:span></text:p>
      <text:p text:style-name="P310"><text:span text:style-name="T311"><text:s text:c="8"/>std::cin<text:s/></text:span><text:span text:style-name="T312">&gt;&gt;</text:span><text:span text:style-name="T313"><text:s/>LGrInt[i];</text:span></text:p>
      <text:p text:style-name="P314"><text:span text:style-name="T315"><text:s text:c="8"/></text:span><text:span text:style-name="T316">while</text:span><text:span text:style-name="T317"><text:s/>(LGrInt[i] &lt; LGrInt[i - 1]) {</text:span></text:p>
      <text:p text:style-name="P318"><text:span text:style-name="T319"><text:s text:c="12"/>std::cout<text:s/></text:span><text:span text:style-name="T320">&lt;&lt;</text:span><text:span text:style-name="T321"><text:s/></text:span><text:span text:style-name="T322">"Entered bound "</text:span><text:span text:style-name="T323"><text:s/></text:span><text:span text:style-name="T324">&lt;&lt;</text:span><text:span text:style-name="T325"><text:s/>LGrInt[i]<text:s/></text:span><text:span text:style-name="T326">&lt;&lt;</text:span><text:span text:style-name="T327"><text:s/></text:span><text:span text:style-name="T328">" are lower than previous!<text:s/></text:span><text:span text:style-name="T329">Enter again\n"</text:span><text:span text:style-name="T330">;</text:span></text:p>
      <text:p text:style-name="P331"><text:span text:style-name="T332"><text:s text:c="12"/>std::cin<text:s/></text:span><text:span text:style-name="T333">&gt;&gt;</text:span><text:span text:style-name="T334"><text:s/>LGrInt[i];</text:span></text:p>
      <text:p text:style-name="P335"><text:s text:c="8"/>}</text:p>
      <text:p text:style-name="P336"><text:span text:style-name="T337"><text:s text:c="8"/></text:span><text:span text:style-name="T338">while</text:span><text:span text:style-name="T339"><text:s/>(LGrInt[i] &lt; Xmin || LGrInt[i] &gt; Xmax) {</text:span></text:p>
      <text:p text:style-name="P340"><text:span text:style-name="T341"><text:s text:c="12"/>std::cout<text:s/></text:span><text:span text:style-name="T342">&lt;&lt;</text:span><text:span text:style-name="T343"><text:s/></text:span><text:span text:style-name="T344">"Entered bound "</text:span><text:span text:style-name="T345"><text:s/></text:span><text:span text:style-name="T346">&lt;&lt;</text:span><text:span text:style-name="T347"><text:s/>LGrInt[i]<text:s/></text:span><text:span text:style-name="T348">&lt;&lt;</text:span><text:span text:style-name="T349"><text:s/></text:span><text:span text:style-name="T350">" are not included in the specified intervals! Enter again\n"</text:span><text:span text:style-name="T351">;</text:span></text:p>
      <text:p text:style-name="P352"><text:span text:style-name="T353"><text:s text:c="12"/>std::cin<text:s/></text:span><text:span text:style-name="T354">&gt;&gt;</text:span><text:span text:style-name="T355"><text:s/>LGrInt[i];</text:span></text:p>
      <text:p text:style-name="P356"><text:s text:c="8"/>}</text:p>
      <text:p text:style-name="P357"><text:s text:c="4"/>}</text:p>
      <text:p text:style-name="P358"><text:s text:c="4"/>LGrInt[NInt - 1] = Xmax;</text:p>
      <text:p text:style-name="P359"><text:span text:style-name="T360"><text:s text:c="4"/></text:span><text:span text:style-name="T361">int</text:span><text:span text:style-name="T362">* arr =<text:s/></text:span><text:span text:style-name="T363">new</text:span><text:span text:style-name="T364"><text:s/></text:span><text:span text:style-name="T365">int</text:span><text:span text:style-name="T366">[NumRanDat]();</text:span></text:p>
      <text:p text:style-name="P367"><text:span text:style-name="T368"><text:s text:c="4"/></text:span><text:span text:style-name="T369">for</text:span><text:span text:style-name="T370"><text:s/>(</text:span><text:span text:style-name="T371">int</text:span><text:span text:style-name="T372"><text:s/>i = 0; i &lt; NumRanDat; i++) {</text:span></text:p>
      <text:p text:style-name="P373"><text:s text:c="8"/>arr[i] = Xmin + rand() % (Xmax - Xmin);</text:p>
      <text:p text:style-name="P374"><text:s text:c="4"/>}</text:p>
      <text:p text:style-name="P375"><text:span text:style-name="T376"><text:s text:c="4"/></text:span><text:span text:style-name="T377">int</text:span><text:span text:style-name="T378">* res_arr =<text:s/></text:span><text:span text:style-name="T379">new</text:span><text:span text:style-name="T380"><text:s/></text:span><text:span text:style-name="T381">int</text:span><text:span text:style-name="T382">[NInt];</text:span></text:p>
      <text:p text:style-name="P383"><text:span text:style-name="T384"><text:s text:c="4"/></text:span><text:span text:style-name="T385">for</text:span><text:span text:style-name="T386"><text:s/>(</text:span><text:span text:style-name="T387">int</text:span><text:span text:style-name="T388"><text:s/>i = 0; i &lt; NInt; i++)</text:span></text:p>
      <text:p text:style-name="P389"><text:s text:c="8"/>res_arr[i] = 0;</text:p>
      <text:p text:style-name="P390"><text:s text:c="4"/>_form_array(NumRanDat, arr, LGrInt, res_arr);</text:p>
      <text:p text:style-name="P391"><text:span text:style-name="T392"><text:s text:c="4"/>std::</text:span><text:span text:style-name="T393">ofstream</text:span><text:span text:style-name="T394"><text:s/>file(</text:span><text:span text:style-name="T395">"res.txt"</text:span><text:span text:style-name="T396">);</text:span></text:p>
      <text:p text:style-name="P397"><text:span text:style-name="T398"><text:s text:c="4"/>std::cout<text:s/></text:span><text:span text:style-name="T399">&lt;&lt;</text:span><text:span text:style-name="T400"><text:s/></text:span><text:span text:style-name="T401">"Generated pseudo-random numbers:\n"</text:span><text:span text:style-name="T402">;</text:span></text:p>
      <text:p text:style-name="P403"><text:span text:style-name="T404"><text:s text:c="4"/>file<text:s/></text:span><text:span text:style-name="T405">&lt;&lt;</text:span><text:span text:style-name="T406"><text:s/></text:span><text:span text:style-name="T407">"Generated pseudo-random numbers:\n"</text:span><text:span text:style-name="T408">;</text:span></text:p>
      <text:p text:style-name="P409"><text:span text:style-name="T410"><text:s text:c="4"/></text:span><text:span text:style-name="T411">for</text:span><text:span text:style-name="T412"><text:s/>(</text:span><text:span text:style-name="T413">int</text:span><text:span text:style-name="T414"><text:s/>i = 0; i &lt; NumRanDat; i++) {</text:span></text:p>
      <text:p text:style-name="P415"><text:span text:style-name="T416"><text:s text:c="8"/>std::cout<text:s/></text:span><text:span text:style-name="T417">&lt;&lt;</text:span><text:span text:style-name="T418"><text:s/>arr[i]<text:s/></text:span><text:span text:style-name="T419">&lt;&lt;</text:span><text:span text:style-name="T420"><text:s/></text:span><text:span text:style-name="T421">" "</text:span><text:span text:style-name="T422">;</text:span></text:p>
      <text:p text:style-name="P423"><text:span text:style-name="T424"><text:s text:c="8"/>file<text:s/></text:span><text:span text:style-name="T425">&lt;&lt;</text:span><text:span text:style-name="T426"><text:s/>arr[i]<text:s/></text:span><text:span text:style-name="T427">&lt;&lt;</text:span><text:span text:style-name="T428"><text:s/></text:span><text:span text:style-name="T429">" "</text:span><text:span text:style-name="T430">;</text:span></text:p>
      <text:p text:style-name="P431"><text:s text:c="4"/>}</text:p>
      <text:p text:style-name="P432"><text:span text:style-name="T433"><text:s text:c="4"/>std::cout<text:s/></text:span><text:span text:style-name="T434">&lt;&lt;</text:span><text:span text:style-name="T435"><text:s/></text:span><text:span text:style-name="T436">"\n"</text:span><text:span text:style-name="T437">;</text:span></text:p>
      <text:p text:style-name="P438"><text:span text:style-name="T439"><text:s text:c="4"/>file<text:s/></text:span><text:span text:style-name="T440">&lt;&lt;</text:span><text:span text:style-name="T441"><text:s/></text:span><text:span text:style-name="T442">"\n"</text:span><text:span text:style-name="T443">;</text:span></text:p>
      <text:p text:style-name="P444"><text:span text:style-name="T445"><text:s text:c="4"/>std::cout<text:s/></text:span><text:span text:style-name="T446">&lt;&lt;</text:span><text:span text:style-name="T447"><text:s/></text:span><text:span text:style-name="T448">"\nn_of_interval\tl_brs\tcnt_of_p-rm_n\n"</text:span><text:span text:style-name="T449">;</text:span></text:p>
      <text:p text:style-name="P450"><text:span text:style-name="T451"><text:s text:c="4"/>file<text:s/></text:span><text:span text:style-name="T452">&lt;&lt;</text:span><text:span text:style-name="T453"><text:s/></text:span><text:span text:style-name="T454">"\nn_of_interval\tleft_brs\tcnt_of_p-rm_n\n"</text:span><text:span text:style-name="T455">;</text:span></text:p>
      <text:p text:style-name="P456"><text:span text:style-name="T457"><text:s text:c="4"/></text:span><text:span text:style-name="T458">for</text:span><text:span text:style-name="T459"><text:s/>(</text:span><text:span text:style-name="T460">int</text:span><text:span text:style-name="T461"><text:s/>i = 0; i &lt; NInt; i++) {</text:span></text:p>
      <text:p text:style-name="P462"><text:span text:style-name="T463"><text:s text:c="8"/></text:span><text:span text:style-name="T464">int</text:span><text:span text:style-name="T465"><text:s/>res = i != 0 ? LGrInt[i - 1] : Xmin;</text:span></text:p>
      <text:p text:style-name="P466"><text:span text:style-name="T467"><text:s text:c="8"/>file<text:s/></text:span><text:span text:style-name="T468">&lt;&lt;</text:span><text:span text:style-name="T469"><text:s/></text:span><text:span text:style-name="T470">" <text:s text:c="4"/>"</text:span><text:span text:style-name="T471"><text:s/></text:span><text:span text:style-name="T472">&lt;&lt;</text:span><text:span text:style-name="T473"><text:s/>i + 1<text:s/></text:span><text:span text:style-name="T474">&lt;&lt;</text:span><text:span text:style-name="T475"><text:s/></text:span><text:span text:style-name="T476">"\t\t <text:s text:c="3"/>"</text:span><text:span text:style-name="T477"><text:s/></text:span><text:span text:style-name="T478">&lt;&lt;</text:span><text:span text:style-name="T479"><text:s/>res<text:s/></text:span><text:span text:style-name="T480">&lt;&lt;</text:span><text:span text:style-name="T481"><text:s/></text:span><text:span text:style-name="T482">"\t\t <text:s text:c="2"/>"</text:span><text:span text:style-name="T483"><text:s/></text:span><text:span text:style-name="T484">&lt;&lt;</text:span><text:span text:style-name="T485"><text:s/>res_arr[i]<text:s/></text:span><text:span text:style-name="T486">&lt;&lt;</text:span><text:span text:style-name="T487"><text:s/></text:span><text:span text:style-name="T488">"\n"</text:span><text:span text:style-name="T489">;</text:span></text:p>
      <text:p text:style-name="P490"><text:span text:style-name="T491"><text:s text:c="8"/>std::cout<text:s/></text:span><text:span text:style-name="T492">&lt;&lt;</text:span><text:span text:style-name="T493"><text:s/></text:span><text:span text:style-name="T494">" <text:s text:c="4"/>"</text:span><text:span text:style-name="T495"><text:s/></text:span><text:span text:style-name="T496">&lt;&lt;</text:span><text:span text:style-name="T497"><text:s/>i + 1<text:s/></text:span><text:span text:style-name="T498">&lt;&lt;</text:span><text:span text:style-name="T499"><text:s/></text:span><text:span text:style-name="T500">"\t\t <text:s text:c="3"/>"</text:span><text:span text:style-name="T501"><text:s/></text:span><text:span text:style-name="T502">&lt;&lt;</text:span><text:span text:style-name="T503"><text:s/>res<text:s/></text:span><text:span text:style-name="T504">&lt;&lt;</text:span><text:span text:style-name="T505"><text:s/></text:span><text:span text:style-name="T506">"\t\t <text:s text:c="2"/>"</text:span><text:span text:style-name="T507"><text:s/></text:span><text:span text:style-name="T508">&lt;&lt;</text:span><text:span text:style-name="T509"><text:s/>res_arr[i]<text:s/></text:span><text:span text:style-name="T510">&lt;&lt;</text:span><text:span text:style-name="T511"><text:s/></text:span><text:span text:style-name="T512">"\n"</text:span><text:span text:style-name="T513">;</text:span></text:p>
      <text:p text:style-name="P514"><text:s text:c="4"/>}</text:p>
      <text:p text:style-name="P515">}</text:p>
      <text:p text:style-name="P516"/>
      <text:p text:style-name="P517"><text:span text:style-name="T518">Текст</text:span><text:span text:style-name="T519"><text:s/></text:span><text:span text:style-name="T520">файла</text:span><text:span text:style-name="T521"><text:s/>text.asm</text:span></text:p>
      <text:p text:style-name="P522">.686</text:p>
      <text:p text:style-name="P523">.MODEL FLAT, C</text:p>
      <text:p text:style-name="P524">.STACK</text:p>
      <text:p text:style-name="P525">.DATA</text:p>
      <text:p text:style-name="P526">.CODE</text:p>
      <text:p text:style-name="P527">_form_array PROC C NumRanDat:dword, arr:dword, LGrInt:dword, res_arr:dword</text:p>
      <text:p text:style-name="P528"/>
      <text:p text:style-name="P529">mov ecx,0 ;счетчик для прохода по массиву</text:p>
      <text:p text:style-name="P530">mov ebx,[arr] ;входной массив</text:p>
      <text:p text:style-name="P531">mov esi,[LGrInt] ;массив с левыми границами</text:p>
      <text:p text:style-name="P532">mov edi,[res_arr] ;массив-ответ</text:p>
      <text:p text:style-name="P533"/>
      <text:p text:style-name="P534">fst_case:</text:p>
      <text:p text:style-name="P535"><text:tab/>nop</text:p>
      <text:p text:style-name="P536"><text:tab/>mov eax,[ebx] ;берем элемент входного массива</text:p>
      <text:p text:style-name="P537"><text:tab/>push ebx ; сохраняем указатель на текущий элемент</text:p>
      <text:p text:style-name="P538"><text:tab/>mov ebx,0 ; обнуляем указатель</text:p>
      <text:p text:style-name="P539"/>
      <text:p text:style-name="P540">snd_case:</text:p>
      <text:p text:style-name="P541"><text:tab/>mov edx,ebx ; edx содержит текущий индекс массива границ</text:p>
      <text:p text:style-name="P542"><text:tab/>shl edx,2 ; индекс умножаем на 4, так как каждый элемент по 4 байт</text:p>
      <text:p text:style-name="P543"><text:tab/>cmp eax,[esi+edx] ; сравниваем текующий элемент с текущей левой границей</text:p>
      <text:p text:style-name="P544">jg searching_case</text:p>
      <text:p text:style-name="P545">jmp exepting_case</text:p>
      <text:p text:style-name="P546"/>
      <text:p text:style-name="P547">searching_case:</text:p>
      <text:p text:style-name="P548"><text:tab/>inc ebx; инкрементируем, пока не найдем нужный интервал</text:p>
      <text:p text:style-name="P549">jmp snd_case</text:p>
      <text:p text:style-name="P550"/>
      <text:p text:style-name="P551">exepting_case:</text:p>
      <text:p text:style-name="P552"><text:span text:style-name="T553"><text:tab/></text:span><text:span text:style-name="T554">add edx,edi ;в массиве-ответе инкерементируем счетчик<text:s/></text:span></text:p>
      <text:p text:style-name="P555"><text:span text:style-name="T556"><text:tab/></text:span><text:span text:style-name="T557">mov eax,[edx]</text:span></text:p>
      <text:p text:style-name="P558"><text:tab/>inc eax</text:p>
      <text:p text:style-name="P559"><text:tab/>mov [edx],eax;</text:p>
      <text:p text:style-name="P560"><text:span text:style-name="T561"><text:tab/></text:span><text:span text:style-name="T562">pop ebx ;забираем текущий элемент и ссылаемся на новый</text:span></text:p>
      <text:p text:style-name="P563"><text:tab/>add ebx,4</text:p>
      <text:p text:style-name="P564"><text:tab/>inc ecx ;инкрементируем индекс массива</text:p>
      <text:p text:style-name="P565"><text:span text:style-name="T566"><text:tab/></text:span><text:span text:style-name="T567">cmp ecx, NumRanDat</text:span></text:p>
      <text:p text:style-name="P568">jl fst_case</text:p>
      <text:p text:style-name="P569"/>
      <text:p text:style-name="P570">ret</text:p>
      <text:p text:style-name="P571">_form_array ENDP</text:p>
      <text:p text:style-name="P572"/>
      <text:p text:style-name="P573"><text:span text:style-name="T574">END</text:span></text:p>
      <text:p text:style-name="P5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.5416in" text:min-label-width="0.2666in" text:list-level-position-and-space-mode="label-alignment">
          <style:list-level-label-alignment text:label-followed-by="listtab" fo:margin-left="0.8083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1-19T20:22:00Z</dc:date>
    <meta:print-date>2019-09-18T23:43:00Z</meta:print-date>
    <meta:template xlink:href="Normal" xlink:type="simple"/>
    <meta:editing-cycles>23</meta:editing-cycles>
    <meta:editing-duration>PT2622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4" meta:word-count="1092" meta:character-count="7308" meta:row-count="51" meta:non-whitespace-character-count="6230"/>
  </office:meta>
</office:document-meta>
</file>